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9000001F53BA24FEE7F41874E.png" manifest:media-type="image/png"/>
  <manifest:file-entry manifest:full-path="Pictures/10002D06000056EB000033C8EC00A9C7C0BAAFD4.svg" manifest:media-type="image/svg+xml"/>
  <manifest:file-entry manifest:full-path="Pictures/100000010000039500000221AC637B8B0391FECC.png" manifest:media-type="image/png"/>
  <manifest:file-entry manifest:full-path="Pictures/1000776C0000A5780000626464EC63ECD400F632.svg" manifest:media-type="image/svg+xml"/>
  <manifest:file-entry manifest:full-path="Pictures/10000001000002F9000001E413EACFD007CFB5C5.png" manifest:media-type="image/png"/>
  <manifest:file-entry manifest:full-path="Pictures/100030E700004EA7000032065199C3308C2E535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2.458cm" svg:x="1.413cm" svg:y="1.559cm">
          <draw:image xlink:href="Pictures/100030E700004EA7000032065199C3308C2E535A.svg" xlink:type="simple" xlink:show="embed" xlink:actuate="onLoad" draw:mime-type="image/svg+xml">
            <text:p/>
          </draw:image>
          <draw:image xlink:href="Pictures/10000001000002F9000001E413EACFD007CFB5C5.png" xlink:type="simple" xlink:show="embed" xlink:actuate="onLoad" draw:mime-type="image/png"/>
        </draw:frame>
      </draw:page>
      <draw:page draw:name="page2" draw:style-name="dp1" draw:master-page-name="Default">
        <draw:frame draw:style-name="gr1" draw:text-style-name="P1" draw:layer="layout" svg:width="19.589cm" svg:height="11.647cm" svg:x="0.853cm" svg:y="-0.048cm">
          <draw:image xlink:href="Pictures/1000776C0000A5780000626464EC63ECD400F632.svg" xlink:type="simple" xlink:show="embed" xlink:actuate="onLoad" draw:mime-type="image/svg+xml">
            <text:p/>
          </draw:image>
          <draw:image xlink:href="Pictures/100000010000039500000221AC637B8B0391FECC.png" xlink:type="simple" xlink:show="embed" xlink:actuate="onLoad" draw:mime-type="image/png"/>
        </draw:frame>
        <draw:frame draw:style-name="gr1" draw:text-style-name="P1" draw:layer="layout" svg:width="19.589cm" svg:height="11.669cm" svg:x="1.413cm" svg:y="15.683cm">
          <draw:image xlink:href="Pictures/10002D06000056EB000033C8EC00A9C7C0BAAFD4.svg" xlink:type="simple" xlink:show="embed" xlink:actuate="onLoad" draw:mime-type="image/svg+xml">
            <text:p/>
          </draw:image>
          <draw:image xlink:href="Pictures/1000000100000349000001F53BA24FEE7F41874E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28T03:39:04.305954340</meta:creation-date>
    <meta:generator>LibreOffice/7.2.5.2$Linux_X86_64 LibreOffice_project/20$Build-2</meta:generator>
    <dc:date>2022-02-28T03:41:41.275826325</dc:date>
    <meta:editing-duration>PT1S</meta:editing-duration>
    <meta:editing-cycles>1</meta:editing-cycles>
    <meta:document-statistic meta:object-count="3"/>
  </office:meta>
</office:document-meta>
</file>